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application/vnd.oasis.opendocument.formula" manifest:version="1.2" manifest:full-path="Object 61/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5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8/settings.xml"/>
  <manifest:file-entry manifest:media-type="text/xml" manifest:full-path="Object 58/content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Text_20_body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239692053" text:style-name="L1">
        <text:list-item>
          <text:p text:style-name="P1">必须是陈述句。疑问句，祈使句等都不是命题。</text:p>
        </text:list-item>
        <text:list-item>
          <text:p text:style-name="P1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1" draw:name="Object1" text:anchor-type="as-char" svg:y="-0.393cm" svg:width="0.758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1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真值表</text:h>
      <text:p text:style-name="Text_20_body">一个非常有用的工具。分析复合命题的必选工具</text:p>
      <text:h text:style-name="Heading_20_4" text:outline-level="4">定义2 AND </text:h>
      <text:p text:style-name="Text_20_body">令p和q为命题，则<draw:frame draw:style-name="fr1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1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1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1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1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1" draw:name="Object22" text:anchor-type="as-char" svg:y="-0.393cm" svg:width="1.111cm" svg:height="0.49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20" text:anchor-type="as-char" svg:y="-0.393cm" svg:width="1.113cm" svg:height="0.492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1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1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 <draw:frame draw:style-name="fr1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<text:soft-page-break/>定义5 蕴涵 </text:h>
      <text:p text:style-name="Text_20_body">令p和q为命题，则<draw:frame draw:style-name="fr1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1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1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1" draw:name="Object18" text:anchor-type="as-char" svg:y="-0.393cm" svg:width="1.113cm" svg:height="0.492cm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<draw:frame draw:style-name="fr1" draw:name="Object17" text:anchor-type="as-char" svg:y="-0.393cm" svg:width="1.134cm" svg:height="0.492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逆蕴涵</text:p>
      <text:p text:style-name="Text_20_body"><draw:frame draw:style-name="fr1" draw:name="Object19" text:anchor-type="as-char" svg:y="-0.393cm" svg:width="1.681cm" svg:height="0.492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 逆否命题</text:p>
      <text:p text:style-name="Text_20_body"><draw:frame draw:style-name="fr1" draw:name="Object21" text:anchor-type="as-char" svg:y="-0.393cm" svg:width="1.503cm" svg:height="0.492cm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Text_20_body"><draw:frame draw:style-name="fr1" draw:name="Object12" text:anchor-type="as-char" svg:y="-0.393cm" svg:width="1.134cm" svg:height="0.492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无聊的蕴涵：</text:p>
      <text:list xml:id="list1575475497" text:style-name="L2">
        <text:list-item>
          <text:p text:style-name="P2">如果今天是星期五，那么2+3=5</text:p>
          <text:p text:style-name="P2">由于q总是真的，所以蕴涵总是为真。</text:p>
          <text:p text:style-name="P2">但是p和q之间没有任何关联，蕴涵没有实际意义。</text:p>
        </text:list-item>
        <text:list-item>
          <text:p text:style-name="P2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1" draw:name="Object25" text:anchor-type="as-char" svg:y="-0.393cm" svg:width="1.503cm" svg:height="0.492cm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1" draw:name="Object23" text:anchor-type="as-char" svg:y="-0.393cm" svg:width="1.503cm" svg:height="0.492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1" draw:name="Object24" text:anchor-type="as-char" svg:y="-0.393cm" svg:width="1.503cm" svg:height="0.492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1" draw:name="Object27" text:anchor-type="as-char" svg:y="-0.393cm" svg:width="3.348cm" svg:height="0.517cm" draw:z-index="5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1" draw:name="Object26" text:anchor-type="as-char" svg:y="-0.393cm" svg:width="1.113cm" svg:height="0.492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text:soft-page-break/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1" draw:name="Object30" text:anchor-type="as-char" svg:y="-0.393cm" svg:width="1.134cm" svg:height="0.492cm" draw:z-index="5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1" draw:name="Object31" text:anchor-type="as-char" svg:y="-0.393cm" svg:width="1.134cm" svg:height="0.492cm" draw:z-index="5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1" draw:name="Object28" text:anchor-type="as-char" svg:y="-0.393cm" svg:width="2.327cm" svg:height="0.517cm" draw:z-index="5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 </text:p>
      <text:p text:style-name="Text_20_body"><draw:frame draw:style-name="fr1" draw:name="Object32" text:anchor-type="as-char" svg:y="-0.393cm" svg:width="1.393cm" svg:height="0.492cm" draw:z-index="54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/text:p>
      <text:p text:style-name="Text_20_body"><draw:frame draw:style-name="fr1" draw:name="Object36" text:anchor-type="as-char" svg:y="-0.393cm" svg:width="1.397cm" svg:height="0.492cm" draw:z-index="5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h text:style-name="Heading_20_3" text:outline-level="3">1.2.2 逻辑等价</text:h>
      <text:h text:style-name="Heading_20_4" text:outline-level="4">定义 2 <text:s/>p和q是复合命题， 如果<draw:frame draw:style-name="fr1" draw:name="Object37" text:anchor-type="as-char" svg:y="-0.393cm" svg:width="1.499cm" svg:height="0.492cm" draw:z-index="56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h>
      <text:p text:style-name="Text_20_body">记号<draw:frame draw:style-name="fr1" draw:name="Object38" text:anchor-type="as-char" svg:y="-0.393cm" svg:width="1.224cm" svg:height="0.492cm" draw:z-index="57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1" draw:name="Object57" text:anchor-type="as-char" svg:y="-0.393cm" svg:width="3.009cm" svg:height="0.515cm" draw:z-index="58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text:soft-page-break/><draw:frame draw:style-name="fr1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2" draw:name="Object60" text:anchor-type="as-char" svg:y="-0.393cm" svg:width="2.332cm" svg:height="0.563cm" draw:z-index="59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2" draw:name="Object61" text:anchor-type="as-char" svg:y="-0.393cm" svg:width="3.027cm" svg:height="0.563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p text:style-name="Standard"/>
      <text:h text:style-name="Heading_20_3" text:outline-level="3">1.3.2 <text:s/>量词</text:h>
      <text:p text:style-name="Standard"/>
      <text:h text:style-name="Heading_20_4" text:outline-level="4">定义1 全称量词</text:h>
      <text:p text:style-name="Text_20_body"/>
      <text:p text:style-name="Standard"/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4" text:anchor-type="as-char" svg:y="-0.393cm" svg:width="1.921cm" svg:height="0.492cm" draw:z-index="2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5" text:anchor-type="as-char" svg:y="-0.393cm" svg:width="1.949cm" svg:height="0.492cm" draw:z-index="2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6" text:anchor-type="as-char" svg:y="-0.393cm" svg:width="1.969cm" svg:height="0.492cm" draw:z-index="2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7" text:anchor-type="as-char" svg:y="-0.393cm" svg:width="2.02cm" svg:height="0.492cm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8" text:anchor-type="as-char" svg:y="-0.393cm" svg:width="3.272cm" svg:height="0.492cm" draw:z-index="3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1" text:anchor-type="as-char" svg:y="-0.393cm" svg:width="2.215cm" svg:height="0.492cm" draw:z-index="33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6" text:anchor-type="as-char" svg:y="-0.393cm" svg:width="2.191cm" svg:height="0.492cm" draw:z-index="34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9" text:anchor-type="as-char" svg:y="-0.393cm" svg:width="2.076cm" svg:height="0.515cm" draw:z-index="35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0" text:anchor-type="as-char" svg:y="-0.393cm" svg:width="2.489cm" svg:height="0.492cm" draw:z-index="3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1" text:anchor-type="as-char" svg:y="-0.393cm" svg:width="2.494cm" svg:height="0.492cm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2" text:anchor-type="as-char" svg:y="-0.393cm" svg:width="4.3cm" svg:height="0.515cm" draw:z-index="40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ext:soft-page-break/>
        <table:table-row>
          <table:table-cell table:style-name="Table4.A1" office:value-type="string">
            <text:p text:style-name="Table_20_Contents"><draw:frame draw:style-name="fr1" draw:name="Object53" text:anchor-type="as-char" svg:y="-0.393cm" svg:width="4.3cm" svg:height="0.515cm" draw:z-index="41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4" text:anchor-type="as-char" svg:y="-0.393cm" svg:width="5.218cm" svg:height="0.515cm" draw:z-index="4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5" text:anchor-type="as-char" svg:y="-0.393cm" svg:width="5.218cm" svg:height="0.515cm" draw:z-index="44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1" draw:name="Object39" text:anchor-type="as-char" svg:y="-0.393cm" svg:width="3.607cm" svg:height="0.517cm" draw:z-index="45"><draw:object xlink:href="./Object 39" xlink:type="simple" xlink:show="embed" xlink:actuate="onLoad"/><draw:image xlink:href="./ObjectReplacements/Object 39" xlink:type="simple" xlink:show="embed" xlink:actuate="onLoad"/></draw:frame>推广： <draw:frame draw:style-name="fr1" draw:name="Object42" text:anchor-type="as-char" svg:y="-0.393cm" svg:width="7.662cm" svg:height="0.563cm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1" draw:name="Object40" text:anchor-type="as-char" svg:y="-0.393cm" svg:width="3.607cm" svg:height="0.517cm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1" draw:name="Object43" text:anchor-type="as-char" svg:y="-0.393cm" svg:width="7.662cm" svg:height="0.563cm" draw:z-index="4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1" draw:name="Object29" text:anchor-type="as-char" svg:y="-0.393cm" svg:width="2.78cm" svg:height="0.492cm" draw:z-index="49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1" text:outline-level="1">附录C<text:tab/>工具集</text:h>
      <text:h text:style-name="Heading_20_2" text:outline-level="2">真值表</text:h>
      <text:p text:style-name="Text_20_body">判断逻辑等价的最基本的方式是真值表。</text:p>
      <text:h text:style-name="Heading_20_2" text:outline-level="2">反向思考</text:h>
      <text:p text:style-name="Text_20_body">考虑所有东西的反</text:p>
      <text:h text:style-name="Heading_20_1" text:outline-level="1">附录D<text:tab/>错误集</text:h>
      <text:h text:style-name="Heading_20_2" text:outline-level="2">条件和结论的混淆：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1" draw:name="Object33" text:anchor-type="as-char" svg:y="-0.393cm" svg:width="2.847cm" svg:height="0.517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1" draw:name="Object34" text:anchor-type="as-char" svg:y="-0.393cm" svg:width="2.028cm" svg:height="0.517cm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1" draw:name="Object35" text:anchor-type="as-char" svg:y="-0.393cm" svg:width="2.822cm" svg:height="0.517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2-12-08T09:40:28</dc:date>
    <meta:editing-duration>PT4H48M4S</meta:editing-duration>
    <meta:editing-cycles>61</meta:editing-cycles>
    <meta:generator>LibreOffice/3.5$Linux_X86_64 LibreOffice_project/350m1$Build-2</meta:generator>
    <dc:creator>jiangrui </dc:creator>
    <meta:document-statistic meta:table-count="4" meta:image-count="0" meta:object-count="61" meta:page-count="6" meta:paragraph-count="163" meta:word-count="720" meta:character-count="1930" meta:non-whitespace-character-count="2067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